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76df" officeooo:paragraph-rsid="000e76df"/>
    </style:style>
    <style:style style:name="P2" style:family="paragraph" style:parent-style-name="Text_20_body">
      <style:text-properties officeooo:rsid="000b337d" officeooo:paragraph-rsid="000b337d"/>
    </style:style>
    <style:style style:name="P3" style:family="paragraph" style:parent-style-name="Text_20_body">
      <style:text-properties officeooo:rsid="000d6d5d" officeooo:paragraph-rsid="000d6d5d"/>
    </style:style>
    <style:style style:name="P4" style:family="paragraph" style:parent-style-name="Text_20_body" style:list-style-name="L1">
      <style:text-properties officeooo:rsid="000d6d5d" officeooo:paragraph-rsid="000d6d5d"/>
    </style:style>
    <style:style style:name="P5" style:family="paragraph" style:parent-style-name="Text_20_body" style:list-style-name="L1">
      <style:text-properties officeooo:paragraph-rsid="000d6d5d"/>
    </style:style>
    <style:style style:name="P6" style:family="paragraph" style:parent-style-name="Text_20_body">
      <style:text-properties officeooo:rsid="000e76df" officeooo:paragraph-rsid="000e76df"/>
    </style:style>
    <style:style style:name="T1" style:family="text">
      <style:text-properties officeooo:rsid="000d6d5d"/>
    </style:style>
    <style:style style:name="T2" style:family="text">
      <style:text-properties officeooo:rsid="000f4a2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in prog :</text:h>
      <text:h text:style-name="Heading_20_2" text:outline-level="2">Subsrcibe <text:span text:style-name="T2">Joeser (naam, etc...)</text:span></text:h>
      <text:p text:style-name="P6">Plaats Fleet op het Bord.</text:p>
      <text:p text:style-name="P6">Laat <text:s/>Bord zien ?</text:p>
      <text:p text:style-name="P6">Doe een zet.</text:p>
      <text:h text:style-name="Heading_20_1" text:outline-level="1">Zoek algoritme :</text:h>
      <text:p text:style-name="P2">Grid (Fleet);</text:p>
      <text:p text:style-name="P2"/>
      <text:p text:style-name="P2">Constructor :</text:p>
      <text:p text:style-name="P2"><text:tab/>Grid (Fleet){</text:p>
      <text:p text:style-name="P2"><text:tab/><text:tab/><text:tab/><text:tab/></text:p>
      <text:p text:style-name="P2"><text:tab/><text:tab/>PlaceFleet(Fleet);</text:p>
      <text:p text:style-name="P2"><text:tab/>}</text:p>
      <text:p text:style-name="P2"/>
      <text:p text:style-name="P3">Vul het Grid met schepen.</text:p>
      <text:p text:style-name="P3">Loop voor elk schip in de Vloot</text:p>
      <text:list xml:id="list1972719211" text:style-name="L1">
        <text:list-item>
          <text:p text:style-name="P5"><text:span text:style-name="T1">Maak een lijst van mogelijke plaatsen in het Grid op basus van reefs geplaatste schepen (cells).</text:span></text:p>
        </text:list-item>
        <text:list-item>
          <text:p text:style-name="P4">Kies random uit de lijst een Plaats in het Grid.</text:p>
        </text:list-item>
        <text:list-item>
          <text:p text:style-name="P4">Plaats het schiip in de (cells).</text:p>
        </text:list-item>
      </text:list>
      <text:p text:style-name="P3">End</text:p>
      <text:p text:style-name="P3"/>
      <text:p text:style-name="P3"/>
      <text:p text:style-name="P2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08-06T11:11:58.027000000</dc:date>
    <meta:editing-duration>PT28M43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8" meta:word-count="78" meta:character-count="416" meta:non-whitespace-character-count="349"/>
  </office:meta>
</office:document-meta>
</file>